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618in"/>
    </style:style>
    <style:style style:name="Table1.B" style:family="table-column">
      <style:table-column-properties style:column-width="5.9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5" style:family="table-row">
      <style:table-row-properties style:min-row-height="6.1931in"/>
    </style:style>
    <style:style style:name="P1" style:family="paragraph" style:parent-style-name="Standard">
      <style:text-properties style:font-name="Cantarell"/>
    </style:style>
    <style:style style:name="P2" style:family="paragraph" style:parent-style-name="Table_20_Contents">
      <style:text-properties style:font-name="Liberation Serif"/>
    </style:style>
    <style:style style:name="P3" style:family="paragraph" style:parent-style-name="Table_20_Contents">
      <style:text-properties fo:font-variant="normal" fo:text-transform="none" fo:color="#222222" style:font-name="Liberation Serif" fo:font-size="11pt" fo:letter-spacing="normal" fo:font-style="normal" fo:font-weight="normal" style:font-size-asian="11pt" style:font-size-complex="11pt"/>
    </style:style>
    <style:style style:name="P4" style:family="paragraph" style:parent-style-name="Table_20_Contents">
      <style:paragraph-properties fo:background-color="transparent">
        <style:background-image/>
      </style:paragraph-properties>
      <style:text-properties style:font-name="Liberation Serif"/>
    </style:style>
    <style:style style:name="P5" style:family="paragraph" style:parent-style-name="Table_20_Contents" style:list-style-name="L1"/>
    <style:style style:name="P6" style:family="paragraph" style:parent-style-name="Table_20_Contents" style:list-style-name="L1">
      <style:text-properties fo:font-variant="normal" fo:text-transform="none" fo:color="#222222" style:font-name="Liberation Serif" fo:font-size="11pt" fo:letter-spacing="normal" fo:font-style="normal" fo:font-weight="normal" style:font-size-asian="11pt" style:font-size-complex="11pt"/>
    </style:style>
    <style:style style:name="P7" style:family="paragraph" style:parent-style-name="Table_20_Contents" style:list-style-name="L1">
      <style:text-properties fo:font-variant="normal" fo:text-transform="none" fo:color="#222222" style:font-name="Century Schoolbook L" fo:font-size="10pt" fo:letter-spacing="normal" fo:font-style="normal" fo:font-weight="normal" style:font-size-asian="10pt" style:font-size-complex="10pt"/>
    </style:style>
    <style:style style:name="P8" style:family="paragraph" style:parent-style-name="Table_20_Contents" style:list-style-name="L1">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T1" style:family="text">
      <style:text-properties style:font-name="Cantarell" fo:font-size="16pt" fo:font-weight="bold" style:font-size-asian="16pt" style:font-weight-asian="bold" style:font-size-complex="16pt" style:font-weight-complex="bold"/>
    </style:style>
    <style:style style:name="T2" style:family="text">
      <style:text-properties style:text-position="super 58%"/>
    </style:style>
    <style:style style:name="T3" style:family="text">
      <style:text-properties fo:font-variant="normal" fo:text-transform="none" fo:color="#222222" style:font-name="Liberation Serif" fo:font-size="11pt" fo:letter-spacing="normal" fo:font-style="normal" fo:font-weight="normal" style:font-size-asian="11pt" style:font-size-complex="11pt"/>
    </style:style>
    <style:style style:name="T4" style:family="text">
      <style:text-properties style:font-name="Liberation Serif"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of Meeting </text:p>
      <text:p text:style-name="P1">GMRT</text:p>
      <text:p text:style-name="Standard"><text:tab/><text:tab/><text:tab/><text:tab/><text:tab/><text:span text:style-name="T1">Minutes of Meeting</text:span></text:p>
      <text:p text:style-name="Standard"><text:tab/></text:p>
      <table:table table:name="Table1" table:style-name="Table1">
        <table:table-column table:style-name="Table1.A"/>
        <table:table-column table:style-name="Table1.B"/>
        <table:table-row>
          <table:table-cell table:style-name="Table1.A1" office:value-type="string">
            <text:p text:style-name="P4">Meeting</text:p>
          </table:table-cell>
          <table:table-cell table:style-name="Table1.B1" office:value-type="string">
            <text:p text:style-name="P2">Meeting related to In House CMS development</text:p>
          </table:table-cell>
        </table:table-row>
        <table:table-row>
          <table:table-cell table:style-name="Table1.A2" office:value-type="string">
            <text:p text:style-name="P4">Held on</text:p>
          </table:table-cell>
          <table:table-cell table:style-name="Table1.B2" office:value-type="string">
            <text:p text:style-name="P2">30<text:span text:style-name="T2">th</text:span> <text:s/>April 2013 Time : 3.00 PM to 4.00 PM; GMRT conference room,NGK from NCRA conference room (Video conference )</text:p>
          </table:table-cell>
        </table:table-row>
        <table:table-row>
          <table:table-cell table:style-name="Table1.A2" office:value-type="string">
            <text:p text:style-name="P4">Attendees</text:p>
          </table:table-cell>
          <table:table-cell table:style-name="Table1.B2" office:value-type="string">
            <text:p text:style-name="P2">Nimisha, Charu <text:s/>and Raju</text:p>
          </table:table-cell>
        </table:table-row>
        <table:table-row>
          <table:table-cell table:style-name="Table1.A4" office:value-type="string">
            <text:p text:style-name="P4">Agenda</text:p>
          </table:table-cell>
          <table:table-cell table:style-name="Table1.B2" office:value-type="string">
            <text:p text:style-name="P2">In House CMS development </text:p>
          </table:table-cell>
        </table:table-row>
        <table:table-row table:style-name="Table1.5">
          <table:table-cell table:style-name="Table1.A4" office:value-type="string">
            <text:p text:style-name="P4">Highlights</text:p>
            <text:p text:style-name="P4">and items</text:p>
            <text:p text:style-name="P4">discussed </text:p>
          </table:table-cell>
          <table:table-cell table:style-name="Table1.B2" office:value-type="string">
            <text:p text:style-name="P2"><text:s text:c="13"/>Discussed following items :</text:p>
            <text:p text:style-name="P3"/>
            <text:list xml:id="list834857508" text:style-name="L1">
              <text:list-item>
                <text:p text:style-name="P6">Raj updated that Sachin is working on embedding Python scripting feature in QT GUI.</text:p>
                <text:p text:style-name="P6">As well as Sachin is working on Command structure.</text:p>
                <text:p text:style-name="P6">Raj informed that he has discussion with Deepak Bhoong and Sachin related to command format. Deepak has given some good suggestions pertaining to new Online like providing programming interface, implementing the design using object oriented concept seeing everything as object.</text:p>
                <text:p text:style-name="P6"/>
              </text:list-item>
              <text:list-item>
                <text:p text:style-name="P8">Charu informed that GMRT stores has received two dell desktop PC for Lab uses.</text:p>
                <text:p text:style-name="P8">Charu updated that he has been working on command sending and response getting ( turn around time ) of MCM.</text:p>
                <text:p text:style-name="P8">As MCM command packet will be ~2K and response pkt will be ~5K bytes.</text:p>
                <text:p text:style-name="P8">MCM ADC samples 52 Kilo samples per seconds.</text:p>
                <text:p text:style-name="P8">So we can have maximum 150 transaction.</text:p>
                <text:p text:style-name="P7"><text:s text:c="2"/></text:p>
              </text:list-item>
              <text:list-item>
                <text:p text:style-name="P6">NGK discussed about whatever we have achieved so far like </text:p>
                <text:p text:style-name="P6">- Able to do a handshake between TELESET – ABC – MCM on Ethernet.</text:p>
                <text:p text:style-name="P6">- Able to automatically update database.</text:p>
                <text:p text:style-name="P6">- Able to build QML based GUI which display graph.</text:p>
                <text:p text:style-name="P6">- Able to build QT based GUI.</text:p>
                <text:p text:style-name="P6">- Study the DAS chain and how we have to interface with Online.</text:p>
                <text:p text:style-name="P6"/>
              </text:list-item>
              <text:list-item>
                <text:p text:style-name="P6">NGK asked Raj whether it's possible to program ABC (Dispatcher ) software to communicate with multiple MCM.</text:p>
                <text:p text:style-name="P6">Raj informed that he is working on that feature where he can open multiple thread which can be used in TELESET software for controlling 30 Antenna Thread and in ABC software for controlling multiple MCM thread.</text:p>
                <text:p text:style-name="P6"/>
              </text:list-item>
              <text:list-item>
                <text:p text:style-name="P6">Next meeting ( 7<text:span text:style-name="T2">th</text:span> MAY ) will be in NCRA at around 10 AM.</text:p>
                <text:p text:style-name="P6"/>
              </text:list-item>
              <text:list-item>
                <text:p text:style-name="P6">On 16<text:span text:style-name="T2">th</text:span> MAY NGK will be in GMRT. We will be having our discussion and meeting</text:p>
                <text:p text:style-name="P5"><text:span text:style-name="T3">in Telemetry Lab. </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3-04-30T18:14:35</dc:date>
    <dc:creator>teleset </dc:creator>
    <meta:editing-duration>PT13H44M54S</meta:editing-duration>
    <meta:editing-cycles>171</meta:editing-cycles>
    <meta:generator>LibreOffice/3.4$Linux LibreOffice_project/340m1$Build-602</meta:generator>
    <meta:document-statistic meta:table-count="1" meta:image-count="0" meta:object-count="0" meta:page-count="1" meta:paragraph-count="36" meta:word-count="347" meta:character-count="1894" meta:non-whitespace-character-count="1573"/>
  </office:meta>
</office:document-meta>
</file>